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4" table:default-cell-style-name="Default"/>
        <table:table-row table:style-name="ro1">
          <table:table-cell office:value-type="string">
            <text:p>section</text:p>
          </table:table-cell>
          <table:table-cell office:value-type="string">
            <text:p>subsection</text:p>
          </table:table-cell>
          <table:table-cell office:value-type="string">
            <text:p>title</text:p>
          </table:table-cell>
          <table:table-cell office:value-type="string">
            <text:p>description</text:p>
          </table:table-cell>
        </table:table-row>
        <table:table-row table:style-name="ro2">
          <table:table-cell office:value-type="string">
            <text:p>People</text:p>
          </table:table-cell>
          <table:table-cell office:value-type="string">
            <text:p>Vay Reach</text:p>
          </table:table-cell>
          <table:table-cell office:value-type="string">
            <text:p>Azurites</text:p>
          </table:table-cell>
          <table:table-cell office:value-type="string">
            <text:p>Members of the Azure Order, a secret cryptic guild of scribes and caretakers who guard the Azure Library and all its hidden secrets. They are known to be extremely greedy over useful knowledge, going so far as to assassinate those who learn something they wish to solely know themselves.</text:p>
          </table:table-cell>
        </table:table-row>
        <table:table-row table:style-name="ro2">
          <table:table-cell office:value-type="string">
            <text:p>People</text:p>
          </table:table-cell>
          <table:table-cell office:value-type="string">
            <text:p>Vay Reach</text:p>
          </table:table-cell>
          <table:table-cell office:value-type="string">
            <text:p>The Hollow Boys</text:p>
          </table:table-cell>
          <table:table-cell/>
        </table:table-row>
        <table:table-row table:style-name="ro2">
          <table:table-cell office:value-type="string">
            <text:p>People</text:p>
          </table:table-cell>
          <table:table-cell office:value-type="string">
            <text:p>Vay Reach</text:p>
          </table:table-cell>
          <table:table-cell office:value-type="string">
            <text:p>Cherry Gumdrops</text:p>
          </table:table-cell>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26">03/26/2025</text:date>, <text:time>13:39: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26T13:35:27.43</meta:creation-date>
    <dc:date>2025-03-26T13:39:00.34</dc:date>
    <meta:editing-duration>PT3M33S</meta:editing-duration>
    <meta:editing-cycles>2</meta:editing-cycles>
    <meta:generator>OpenOffice/4.1.11$Win32 OpenOffice.org_project/4111m1$Build-9808</meta:generator>
    <meta:document-statistic meta:table-count="3" meta:cell-count="14" meta:object-count="0"/>
  </office:meta>
</office:document-meta>
</file>